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57E035C2.png" manifest:media-type="image/png"/>
  <manifest:file-entry manifest:full-path="Pictures/10000000000000200000002000309F1C.png" manifest:media-type="image/png"/>
  <manifest:file-entry manifest:full-path="Pictures/100002010000006B000000358834D15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fo:min-height="0.945cm" fo:min-width="3.06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133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899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898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1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3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1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draw:auto-grow-height="true" fo:min-height="3.273cm"/>
    </style:style>
    <style:style style:name="pr6" style:family="presentation" style:parent-style-name="По_20_подразбиране-outline1">
      <style:graphic-properties draw:fill-color="#ffffff" fo:min-height="14.825cm"/>
    </style:style>
    <style:style style:name="pr7" style:family="presentation" style:parent-style-name="По_20_подразбиране-notes">
      <style:graphic-properties draw:fill-color="#ffffff" fo:min-height="12.539cm"/>
    </style:style>
    <style:style style:name="pr8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  <style:text-properties fo:font-size="28pt"/>
    </style:style>
    <style:style style:name="P4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fo:text-shadow="1pt 1pt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  <style:text-properties fo:font-size="24pt"/>
    </style:style>
    <style:style style:name="P6" style:family="paragraph">
      <style:paragraph-properties fo:margin-left="0cm" fo:margin-right="0cm" fo:margin-top="0.661cm" fo:margin-bottom="0cm" fo:line-height="100%" fo:text-indent="0cm" style:writing-mode="lr-tb"/>
      <style:text-properties fo:font-size="24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line-height="85%" fo:text-indent="0cm"/>
    </style:style>
    <style:style style:name="P10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1" style:family="paragraph">
      <style:paragraph-properties fo:margin-left="0.948cm" fo:margin-right="0cm" fo:text-indent="-0.948cm" style:writing-mode="lr-tb"/>
      <style:text-properties fo:font-size="36pt" style:font-size-asian="36pt" style:font-size-complex="36pt"/>
    </style:style>
    <style:style style:name="P12" style:family="paragraph">
      <style:paragraph-properties fo:margin-left="0cm" fo:margin-right="0cm" fo:margin-top="0.229cm" fo:margin-bottom="0.1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13" style:family="paragraph">
      <style:paragraph-properties fo:margin-left="0.948cm" fo:margin-right="0cm" fo:text-indent="-0.948cm"/>
    </style:style>
    <style:style style:name="P14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15" style:family="paragraph">
      <style:paragraph-properties fo:margin-left="0cm" fo:margin-right="0cm" fo:line-height="105%" fo:text-indent="0cm"/>
      <style:text-properties fo:font-size="18pt"/>
    </style:style>
    <style:style style:name="P16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margin-left="0cm" fo:margin-right="0cm" fo:margin-top="0.4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9" style:family="paragraph">
      <style:paragraph-properties fo:margin-left="0cm" fo:margin-right="0cm" fo:margin-top="0.4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0" style:family="paragraph">
      <style:paragraph-properties fo:margin-left="0cm" fo:margin-right="0cm" fo:text-indent="0cm"/>
      <style:text-properties fo:font-size="18pt"/>
    </style:style>
    <style:style style:name="P21" style:family="paragraph">
      <style:paragraph-properties fo:margin-left="0cm" fo:margin-right="0cm" fo:margin-top="0.3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2" style:family="paragraph">
      <style:paragraph-properties fo:margin-left="0cm" fo:margin-right="0cm" fo:margin-top="0.3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23" style:family="paragraph">
      <style:paragraph-properties fo:margin-left="0.948cm" fo:margin-right="0cm" fo:text-indent="-0.948cm"/>
      <style:text-properties fo:font-size="26pt" style:font-size-asian="26pt" style:font-size-complex="26pt"/>
    </style:style>
    <style:style style:name="P24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5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26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27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position="0% 100%" fo:font-family="Arial" style:font-family-generic="swiss" style:font-pitch="variable" fo:font-size="28pt" fo:language="en" fo:country="US" fo:font-style="normal" fo:text-shadow="1pt 1pt" style:text-underline-style="none" fo:font-weight="bold" style:letter-kerning="true" style:font-family-asian="Arial" style:font-family-generic-asian="swiss" style:font-pitch-asian="variable" style:font-size-asian="28pt" style:language-asian="en" style:country-asian="US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3" style:family="text">
      <style:text-properties fo:color="#000000" fo:font-size="30pt" fo:language="en" fo:country="GB" style:font-size-asian="30pt" style:font-size-complex="30pt"/>
    </style:style>
    <style:style style:name="T4" style:family="text">
      <style:text-properties fo:language="en" fo:country="GB"/>
    </style:style>
    <style:style style:name="T5" style:family="text">
      <style:text-properties fo:font-size="36pt" fo:language="en" fo:country="GB" style:font-size-asian="36pt" style:font-size-complex="36pt"/>
    </style:style>
    <style:style style:name="T6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10" style:family="text"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text-emphasize="none" style:font-relief="non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4cm" presentation:class="title" presentation:user-transformed="true">
          <draw:text-box>
            <text:p text:style-name="P1"><text:span text:style-name="T1">Perl Programming Course</text:span></text:p>
          </draw:text-box>
        </draw:frame>
        <draw:frame draw:style-name="gr1" draw:text-style-name="P4" draw:layer="layout" svg:width="10.9cm" svg:height="2.497cm" svg:x="7.25cm" svg:y="8.149cm">
          <draw:text-box>
            <text:p text:style-name="P3"><text:span text:style-name="T2">System Programming and Administration</text:span></text:p>
          </draw:text-box>
        </draw:frame>
        <draw:custom-shape draw:style-name="gr2" draw:text-style-name="P6" draw:layer="layout" svg:width="9.565cm" svg:height="1.495cm" svg:x="1.307cm" svg:y="13.528cm">
          <text:p text:style-name="P5"><text:span text:style-name="T3">Krassimir Berov</text:span></text:p>
          <draw:enhanced-geometry svg:viewBox="0 0 21600 21600" draw:type="rectangle" draw:enhanced-path="M 0 0 L 21600 0 21600 21600 0 21600 0 0 Z N"/>
        </draw:custom-shap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9"><text:span text:style-name="T4">Contents</text:span></text:p>
          </draw:text-box>
        </draw:frame>
        <draw:frame presentation:style-name="pr4" draw:text-style-name="P11" draw:layer="layout" svg:width="23.6cm" svg:height="14.805cm" svg:x="0.9cm" svg:y="3.223cm" presentation:class="outline" presentation:user-transformed="true">
          <draw:text-box>
            <text:list text:style-name="L3">
              <text:list-item>
                <text:p text:style-name="P10"><text:span text:style-name="T5">Recommended Modules</text:span></text:p>
              </text:list-item>
            </text:list>
            <text:list text:style-name="L4">
              <text:list-item>
                <text:p text:style-name="P10"><text:span text:style-name="T5">Running perl</text:span></text:p>
              </text:list-item>
              <text:list-item>
                <text:p text:style-name="P10"><text:span text:style-name="T5">Command-line switches</text:span></text:p>
              </text:list-item>
              <text:list-item>
                <text:p text:style-name="P10"><text:span text:style-name="T5">Filesystem analysis</text:span></text:p>
              </text:list-item>
              <text:list-item>
                <text:p text:style-name="P10"><text:span text:style-name="T5">Mail processing</text:span></text:p>
              </text:list-item>
            </text:list>
            <text:list text:style-name="L3">
              <text:list-item>
                <text:p text:style-name="P10"><text:span text:style-name="T5">Security notes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7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Recommended Modul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In no particular order</text:p>
                <text:list>
                  <text:list-item>
                    <text:p text:style-name="P12"><text:span text:style-name="T6">Archive::Extract - A generic archive extracting mechanism</text:span></text:p>
                  </text:list-item>
                  <text:list-item>
                    <text:p text:style-name="P12"><text:span text:style-name="T6">Carp - warn of errors (from perspective of caller)</text:span></text:p>
                  </text:list-item>
                  <text:list-item>
                    <text:p text:style-name="P12"><text:span text:style-name="T6">Config - access Perl configuration information</text:span></text:p>
                  </text:list-item>
                  <text:list-item>
                    <text:p text:style-name="P12"><text:span text:style-name="T6">Config::Extensions - hash lookup of which core extensions were built.</text:span></text:p>
                  </text:list-item>
                  <text:list-item>
                    <text:p text:style-name="P12"><text:span text:style-name="T6">CPAN - query, download and build perl modules from CPAN sites</text:span></text:p>
                  </text:list-item>
                  <text:list-item>
                    <text:p text:style-name="P12"><text:span text:style-name="T6">Cwd - get pathname of current working directory</text:span></text:p>
                  </text:list-item>
                  <text:list-item>
                    <text:p text:style-name="P12"><text:span text:style-name="T6">Data::Dumper - stringified perl data structures, suitable for both printing and eval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4.208cm" svg:height="10.655cm" svg:x="2.756cm" svg:y="2.134cm" draw:page-number="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Recommended Modul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In no particular order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Dumpvalue - provides screen dump of Perl data.</text:span></text:p>
                  </text:list-item>
                  <text:list-item>
                    <text:p text:style-name="P12"><text:span text:style-name="T6">Encode - character encodings</text:span></text:p>
                  </text:list-item>
                  <text:list-item>
                    <text:p text:style-name="P12"><text:span text:style-name="T6">ExtUtils::Install - install files from here to there</text:span></text:p>
                  </text:list-item>
                  <text:list-item>
                    <text:p text:style-name="P12"><text:span text:style-name="T6">ExtUtils::Installed - Inventory management of installed modules</text:span></text:p>
                  </text:list-item>
                  <text:list-item>
                    <text:p text:style-name="P12"><text:span text:style-name="T6">ExtUtils::Liblist - determine libraries to use and how to use them</text:span></text:p>
                  </text:list-item>
                  <text:list-item>
                    <text:p text:style-name="P12"><text:span text:style-name="T6">ExtUtils::MakeMaker - Create a module Makefile</text:span></text:p>
                  </text:list-item>
                  <text:list-item>
                    <text:p text:style-name="P12"><text:span text:style-name="T6">File::Basename - Parse file paths into directory, filename and suffix.</text:span></text:p>
                  </text:list-item>
                  <text:list-item>
                    <text:p text:style-name="P12"><text:span text:style-name="T6">File::Compare - Compare files or filehandle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4.208cm" svg:height="10.655cm" svg:x="2.756cm" svg:y="2.134cm" draw:page-number="4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Recommended Modul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In no particular order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File::Copy - Copy files or filehandles</text:span></text:p>
                  </text:list-item>
                  <text:list-item>
                    <text:p text:style-name="P12"><text:span text:style-name="T6">File::Find - Traverse a directory tree.</text:span></text:p>
                  </text:list-item>
                  <text:list-item>
                    <text:p text:style-name="P12"><text:span text:style-name="T6">File::Path - create or remove directory trees</text:span></text:p>
                  </text:list-item>
                  <text:list-item>
                    <text:p text:style-name="P12"><text:span text:style-name="T6">File::Spec - portably perform operations on file names</text:span></text:p>
                  </text:list-item>
                  <text:list-item>
                    <text:p text:style-name="P12"><text:span text:style-name="T6">File::stat - by-name interface to Perl's built-in stat() functions</text:span></text:p>
                  </text:list-item>
                  <text:list-item>
                    <text:p text:style-name="P12"><text:span text:style-name="T6">File::Temp - return name and handle of a temporary file safely</text:span></text:p>
                  </text:list-item>
                  <text:list-item>
                    <text:p text:style-name="P12"><text:span text:style-name="T6">FindBin - Locate directory of original perl script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Recommended Modul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In no particular order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Getopt::Long - Extended processing of command line options</text:span></text:p>
                  </text:list-item>
                  <text:list-item>
                    <text:p text:style-name="P14"><text:span text:style-name="T6">Getopt::Std - Process single-character switches with switch clustering</text:span></text:p>
                  </text:list-item>
                  <text:list-item>
                    <text:p text:style-name="P14"><text:span text:style-name="T6">Hash::Util - A selection of general-utility hash subroutines</text:span></text:p>
                  </text:list-item>
                  <text:list-item>
                    <text:p text:style-name="P14"><text:span text:style-name="T6">IO::* - supply object methods for * handles</text:span></text:p>
                  </text:list-item>
                  <text:list-item>
                    <text:p text:style-name="P14"><text:span text:style-name="T6">IPC::* - processes...</text:span></text:p>
                  </text:list-item>
                  <text:list-item>
                    <text:p text:style-name="P14"><text:span text:style-name="T6">List::Util - A selection of general-utility list subroutines</text:span></text:p>
                  </text:list-item>
                  <text:list-item>
                    <text:p text:style-name="P14"><text:span text:style-name="T6">Locale::* - ISO codes, localization etc.</text:span></text:p>
                  </text:list-item>
                  <text:list-item>
                    <text:p text:style-name="P14"><text:span text:style-name="T6">MIME::Base64 - Encoding and decoding of base64 string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Recommended Modul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In no particular order</text:p>
                <text:list>
                  <text:list-item>
                    <text:p text:style-name="P8"><text:span text:style-name="T7">Net::* - network programming</text:span></text:p>
                  </text:list-item>
                  <text:list-item>
                    <text:p text:style-name="P8"><text:span text:style-name="T7">POSIX - Perl interface to IEEE Std 1003.1</text:span></text:p>
                  </text:list-item>
                  <text:list-item>
                    <text:p text:style-name="P8"><text:span text:style-name="T7">Scalar::Util - A selection of general-utility scalar subroutines</text:span></text:p>
                  </text:list-item>
                  <text:list-item>
                    <text:p text:style-name="P8"><text:span text:style-name="T7">Storable - persistence for Perl data structures</text:span></text:p>
                  </text:list-item>
                  <text:list-item>
                    <text:p text:style-name="P8"><text:span text:style-name="T7">Test::More - yet another framework for writing test scripts</text:span></text:p>
                  </text:list-item>
                  <text:list-item>
                    <text:p text:style-name="P8"><text:span text:style-name="T7">..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Running perl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<text:span text:style-name="T8">Run a perl program by</text:span></text:p>
                <text:list>
                  <text:list-item>
                    <text:p text:style-name="P8"><text:span text:style-name="T7">making it directly executable</text:span></text:p>
                  </text:list-item>
                  <text:list-item>
                    <text:p text:style-name="P8"><text:span text:style-name="T7">passing the name of the source file as an argument on the command line</text:span></text:p>
                  </text:list-item>
                </text:list>
              </text:list-item>
              <text:list-item>
                <text:p text:style-name="P8"><text:span text:style-name="T8">Upon startup, Perl looks for your program in one of the following places:</text:span></text:p>
                <text:list>
                  <text:list-item>
                    <text:p text:style-name="P8"><text:s/><text:span text:style-name="T7">Specified line by line via -e or -E switches on the command line.</text:span></text:p>
                  </text:list-item>
                  <text:list-item>
                    <text:p text:style-name="P8"><text:span text:style-name="T7">Contained in the file specified by the first filename on the command line.</text:span></text:p>
                  </text:list-item>
                  <text:list-item>
                    <text:p text:style-name="P8"><text:span text:style-name="T7">Passed in implicitly via standard input. 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Running perl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<text:span text:style-name="T8">Run a perl program by</text:span></text:p>
                <text:list>
                  <text:list-item>
                    <text:p text:style-name="P8"><text:span text:style-name="T7">making it directly executable</text:span></text:p>
                  </text:list-item>
                  <text:list-item>
                    <text:p text:style-name="P8"><text:span text:style-name="T7">passing the name of the source file as an argument on the command line</text:span></text:p>
                  </text:list-item>
                </text:list>
              </text:list-item>
              <text:list-item>
                <text:p text:style-name="P8"><text:span text:style-name="T8">Upon startup, Perl looks for your program in one of the following places:</text:span></text:p>
                <text:list>
                  <text:list-item>
                    <text:p text:style-name="P8"><text:s/><text:span text:style-name="T7">Specified line by line via -e or -E switches on the command line.</text:span></text:p>
                  </text:list-item>
                  <text:list-item>
                    <text:p text:style-name="P8"><text:span text:style-name="T7">Contained in the file specified by the first filename on the command line.</text:span></text:p>
                  </text:list-item>
                  <text:list-item>
                    <text:p text:style-name="P8"><text:span text:style-name="T7">Passed in implicitly via standard input. 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office:forms form:automatic-focus="false" form:apply-design-mode="false"/>
          <draw:page-thumbnail draw:style-name="gr5" draw:layer="layout" svg:width="14.208cm" svg:height="10.655cm" svg:x="2.756cm" svg:y="2.134cm" draw:page-number="9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Command-line switch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<text:s/>execute switch (-e) </text:p>
              </text:list-item>
            </text:list>
          </draw:text-box>
        </draw:frame>
        <draw:custom-shape draw:style-name="gr6" draw:text-style-name="P16" draw:layer="layout" svg:width="22.502cm" svg:height="3.533cm" svg:x="1.449cm" svg:y="9cm">
          <text:p text:style-name="P15"><text:span text:style-name="T9">&gt;perl -e 'print "Hello World\n" '</text:span></text:p>
          <text:p text:style-name="P15"><text:span text:style-name="T9">&gt;perl -e "print qq{Hello World\n}" # Windows</text:span></text:p>
          <text:p text:style-name="P15"><text:span text:style-name="T9">&gt;perl -e 'for(1..20){print qq|hi\n|;}'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Command-line switch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Running code snippets</text:p>
                <text:list>
                  <text:list-item>
                    <text:p text:style-name="P8"><text:span text:style-name="T8">This will tell you of syntax errors immediately, but script execution will not start until you send Perl an end-of-ﬁle character, </text:span></text:p>
                  </text:list-item>
                  <text:list-item>
                    <text:p text:style-name="P8"><text:span text:style-name="T8">On Unix systems - CTRL-D at the start of a line</text:span></text:p>
                  </text:list-item>
                  <text:list-item>
                    <text:p text:style-name="P8"><text:span text:style-name="T8">under Windows -CTRL-Z at the start of a line.</text:span></text:p>
                  </text:list-item>
                </text:list>
              </text:list-item>
            </text:list>
          </draw:text-box>
        </draw:frame>
        <draw:custom-shape draw:style-name="gr6" draw:text-style-name="P16" draw:layer="layout" svg:width="22.502cm" svg:height="3.533cm" svg:x="1.449cm" svg:y="12.701cm">
          <text:p text:style-name="P15"><text:span text:style-name="T9">&gt;perl </text:span></text:p>
          <text:p text:style-name="P15"><text:span text:style-name="T9">for(1..20){</text:span></text:p>
          <text:p text:style-name="P15"><text:span text:style-name="T9">print 'hi'.$/</text:span></text:p>
          <text:p text:style-name="P15"><text:span text:style-name="T9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Command-line switch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Printing switch (-p)</text:p>
                <text:list>
                  <text:list-item>
                    <text:p text:style-name="P8"><text:span text:style-name="T8">tells Perl to act as a stream editor</text:span></text:p>
                  </text:list-item>
                  <text:list-item>
                    <text:p text:style-name="P8"><text:span text:style-name="T8">will read input from STDIN, or from ﬁles mentioned on the command line, and place each line of input into $_. </text:span></text:p>
                  </text:list-item>
                  <text:list-item>
                    <text:p text:style-name="P8"><text:span text:style-name="T8">your program is executed, and the contents of $_ are printed. </text:span></text:p>
                  </text:list-item>
                  <text:list-item>
                    <text:p text:style-name="P8"><text:span text:style-name="T8">most commonly used with s///,</text:span></text:p>
                  </text:list-item>
                </text:list>
              </text:list-item>
            </text:list>
          </draw:text-box>
        </draw:frame>
        <draw:custom-shape draw:style-name="gr7" draw:text-style-name="P16" draw:layer="layout" svg:width="22.502cm" svg:height="1.299cm" svg:x="1.449cm" svg:y="15.201cm">
          <text:p text:style-name="P15"><text:span text:style-name="T9">&gt;perl -pe 's/perl/Python/gi' filesed.txt &gt;filesed1.tx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Command-line switch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Non-printing switch (-n)</text:p>
                <text:list>
                  <text:list-item>
                    <text:p text:style-name="P8">makes Perl act almost the same as -p. </text:p>
                  </text:list-item>
                  <text:list-item>
                    <text:p text:style-name="P8">the print line is excluded. </text:p>
                  </text:list-item>
                  <text:list-item>
                    <text:p text:style-name="P8">only prints when we want it to</text:p>
                  </text:list-item>
                </text:list>
              </text:list-item>
            </text:list>
          </draw:text-box>
        </draw:frame>
        <draw:custom-shape draw:style-name="gr8" draw:text-style-name="P16" draw:layer="layout" svg:width="22.502cm" svg:height="1.298cm" svg:x="1.449cm" svg:y="15.202cm">
          <text:p text:style-name="P15"><text:span text:style-name="T9">&gt; perl -ne 'print if /Perl/' filesed.tx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Command-line switch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Module switch (-M)</text:p>
                <text:list>
                  <text:list-item>
                    <text:p text:style-name="P8">use modules in the one-liner</text:p>
                  </text:list-item>
                </text:list>
              </text:list-item>
            </text:list>
          </draw:text-box>
        </draw:frame>
        <draw:custom-shape draw:style-name="gr8" draw:text-style-name="P16" draw:layer="layout" svg:width="22.502cm" svg:height="1.298cm" svg:x="1.449cm" svg:y="11.802cm">
          <text:p text:style-name="P15"><text:span text:style-name="T9">&gt; perl -MData::Dumper -e 'print Dumper(\%ENV)'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Command-line switch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In-place switch (-i)</text:p>
                <text:list>
                  <text:list-item>
                    <text:p text:style-name="P8"><text:span text:style-name="T8">allows you to edit the ﬁle in place, overwriting the original version</text:span></text:p>
                  </text:list-item>
                  <text:list-item>
                    <text:p text:style-name="P8"><text:span text:style-name="T8">a bug in your program can result in data-loss</text:span></text:p>
                  </text:list-item>
                  <text:list-item>
                    <text:p text:style-name="P8"><text:span text:style-name="T8">provide an argument to the switch: -i.old to create a backup copy of the original ﬁle file.old and then overwrite the original</text:span></text:p>
                  </text:list-item>
                </text:list>
              </text:list-item>
            </text:list>
          </draw:text-box>
        </draw:frame>
        <draw:custom-shape draw:style-name="gr8" draw:text-style-name="P16" draw:layer="layout" svg:width="22.502cm" svg:height="1.298cm" svg:x="1.449cm" svg:y="13.802cm">
          <text:p text:style-name="P15"><text:span text:style-name="T9">&gt; perl -i.old -pe 's/perl/python/gi' original.tx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5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Command-line switche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18"><text:span text:style-name="T10">Check switch (-c)</text:span></text:p>
                <text:list>
                  <text:list-item>
                    <text:p text:style-name="P19"><text:span text:style-name="T11">check the program for syntactic errors and to exit without executing the file</text:span><text:span text:style-name="T11"><text:line-break/></text:span><text:span text:style-name="T11"><text:line-break/></text:span><text:span text:style-name="T11"/></text:p>
                  </text:list-item>
                </text:list>
              </text:list-item>
              <text:list-item>
                <text:p text:style-name="P18"><text:span text:style-name="T10">Warnings switch (-w)</text:span></text:p>
                <text:list>
                  <text:list-item>
                    <text:p text:style-name="P19"><text:span text:style-name="T11"><text:s/></text:span><text:span text:style-name="T11">runs your program with warnings turned on</text:span></text:p>
                  </text:list-item>
                </text:list>
              </text:list-item>
              <text:list-item>
                <text:p text:style-name="P18"><text:span text:style-name="T10">Include switch (-I)</text:span></text:p>
                <text:list>
                  <text:list-item>
                    <text:p text:style-name="P19"><text:span text:style-name="T11">additional directories to be searched for modules</text:span></text:p>
                  </text:list-item>
                  <text:list-item>
                    <text:p text:style-name="P19"><text:span text:style-name="T11">modiﬁes Perl’s special @INC variable.</text:span></text:p>
                  </text:list-item>
                </text:list>
              </text:list-item>
            </text:list>
          </draw:text-box>
        </draw:frame>
        <draw:custom-shape draw:style-name="gr8" draw:text-style-name="P16" draw:layer="layout" svg:width="22.502cm" svg:height="1.298cm" svg:x="1.449cm" svg:y="8.002cm">
          <text:p text:style-name="P15"><text:span text:style-name="T9">&gt; perl -c script.pl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6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Filesystem analysi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Directory separators</text:p>
                <text:list>
                  <text:list-item>
                    <text:p text:style-name="P8">use File::Spec to perform really OS independent operations on directories</text:p>
                  </text:list-item>
                  <text:list-item>
                    <text:p text:style-name="P8">use IO::Dir for directories manipulation </text:p>
                  </text:list-item>
                  <text:list-item>
                    <text:p text:style-name="P8">use Cwd to get the current working dir.</text:p>
                  </text:list-item>
                </text:list>
              </text:list-item>
            </text:list>
          </draw:text-box>
        </draw:frame>
        <draw:custom-shape draw:style-name="gr9" draw:text-style-name="P16" draw:layer="layout" svg:width="22.502cm" svg:height="4.885cm" svg:x="1.449cm" svg:y="11.8cm">
          <text:p text:style-name="P15"><text:span text:style-name="T9">use File::Spec::Functions qw(rel2abs);</text:span></text:p>
          <text:p text:style-name="P15"><text:span text:style-name="T9">#or</text:span></text:p>
          <text:p text:style-name="P15"><text:span text:style-name="T9">use File::Spec</text:span></text:p>
          <text:p text:style-name="P15"><text:span text:style-name="T9">#later...</text:span></text:p>
          <text:p text:style-name="P20"><text:span text:style-name="T9">$tmpdir = File::Spec-&gt;tmpdir();</text:span></text:p>
          <text:p text:style-name="P20"><text:span text:style-name="T9">$is_case_tolerant = File::Spec-&gt;case_tolerant(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7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Filesystem analysi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Working with ﬁles</text:p>
                <text:list>
                  <text:list-item>
                    <text:p text:style-name="P21"><text:span text:style-name="T12">use File::Copy to copy and move files</text:span></text:p>
                  </text:list-item>
                  <text:list-item>
                    <text:p text:style-name="P21"><text:span text:style-name="T12">use unlink() to delete files</text:span></text:p>
                  </text:list-item>
                  <text:list-item>
                    <text:p text:style-name="P21"><text:span text:style-name="T12"><text:s/></text:span><text:span text:style-name="T12">use File::Temp to safely create temporary ﬁles</text:span></text:p>
                  </text:list-item>
                  <text:list-item>
                    <text:p text:style-name="P21"><text:span text:style-name="T12">use file-test operators to find information about files</text:span></text:p>
                  </text:list-item>
                  <text:list-item>
                    <text:p text:style-name="P21"><text:span text:style-name="T12">see: <text:s/>perldoc -f -x</text:span>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22.502cm" svg:height="3.7cm" svg:x="1.449cm" svg:y="14.9cm">
          <text:p text:style-name="P15"><text:span text:style-name="T9">use File::Copy;</text:span></text:p>
          <text:p text:style-name="P15"><text:span text:style-name="T9">copy("file1","file2") or die "Copy failed: $!";</text:span></text:p>
          <text:p text:style-name="P15"><text:span text:style-name="T9">copy("Copy.pm",\*STDOUT);</text:span></text:p>
          <text:p text:style-name="P15"><text:span text:style-name="T9">move("/dev1/fileA","/dev2/fileB"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8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Filesystem analysi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Working with ﬁles</text:p>
                <text:list>
                  <text:list-item>
                    <text:p text:style-name="P21"><text:span text:style-name="T12">use chmod() to change file permissions</text:span></text:p>
                  </text:list-item>
                  <text:list-item>
                    <text:p text:style-name="P21"><text:span text:style-name="T12">use umask() to change default file permissions</text:span></text:p>
                  </text:list-item>
                  <text:list-item>
                    <text:p text:style-name="P21"><text:span text:style-name="T12">use chown() to change file ownership</text:span></text:p>
                  </text:list-item>
                  <text:list-item>
                    <text:p text:style-name="P8">use File::Find to traverse directory trees and recursively manipulate files in them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22.502cm" svg:height="3.7cm" svg:x="1.449cm" svg:y="14.3cm">
          <text:p text:style-name="P15"><text:span text:style-name="T9">use Fcntl;</text:span></text:p>
          <text:p text:style-name="P15"><text:span text:style-name="T9">umask 0022;</text:span></text:p>
          <text:p text:style-name="P15"><text:span text:style-name="T9">sysopen(FILE, "runme", O_WRONLY|O_CREAT|O_EXCL, 0777);</text:span></text:p>
          <text:p text:style-name="P15"><text:span text:style-name="T9">#creates file with permissions 0755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9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Mail processing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22"><text:span text:style-name="T11">use Net::SMTP to send simple mail</text:span></text:p>
              </text:list-item>
              <text:list-item>
                <text:p text:style-name="P22"><text:span text:style-name="T11">use MIME::Lite to send mail with attachments</text:span></text:p>
              </text:list-item>
              <text:list-item>
                <text:p text:style-name="P22"><text:span text:style-name="T11">use Net::POP3 to retrieve mail</text:span></text:p>
              </text:list-item>
              <text:list-item>
                <text:p text:style-name="P22"><text:span text:style-name="T11">use Mail::Audit to filter your messages</text:span></text:p>
              </text:list-item>
            </text:list>
          </draw:text-box>
        </draw:frame>
        <draw:custom-shape draw:style-name="gr11" draw:text-style-name="P16" draw:layer="layout" svg:width="22.502cm" svg:height="8.681cm" svg:x="1.5cm" svg:y="9.1cm">
          <text:p text:style-name="P15"><text:span text:style-name="T9">use Net::POP3;</text:span></text:p>
          <text:p text:style-name="P15"><text:span text:style-name="T9"># Constructors</text:span></text:p>
          <text:p text:style-name="P15"><text:span text:style-name="T9">$pop = Net::POP3-&gt;new('pop3host', Timeout =&gt; 60);</text:span></text:p>
          <text:p text:style-name="P15"><text:span text:style-name="T9">if ($pop-&gt;login($username, $password) &gt; 0) { </text:span></text:p>
          <text:p text:style-name="P15"><text:span text:style-name="T9"><text:s text:c="4"/></text:span><text:span text:style-name="T9">my $msgnums = $pop-&gt;list; </text:span></text:p>
          <text:p text:style-name="P15"><text:span text:style-name="T9"><text:s text:c="4"/></text:span><text:span text:style-name="T9"># hashref of msgnum =&gt; size</text:span></text:p>
          <text:p text:style-name="P15"><text:span text:style-name="T9"><text:s text:c="6"/></text:span><text:span text:style-name="T9">foreach my $msgnum (keys %$msgnums) {</text:span></text:p>
          <text:p text:style-name="P15"><text:span text:style-name="T9"><text:s text:c="10"/></text:span><text:span text:style-name="T9">#do something</text:span></text:p>
          <text:p text:style-name="P15"><text:span text:style-name="T9"><text:s text:c="6"/></text:span><text:span text:style-name="T9">}</text:span></text:p>
          <text:p text:style-name="P15"><text:span text:style-name="T9"><text:s text:c="4"/></text:span><text:span text:style-name="T9">}</text:span></text:p>
          <text:p text:style-name="P15"><text:span text:style-name="T9">$pop-&gt;quit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0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Security notes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Taint checking</text:p>
                <text:list>
                  <text:list-item>
                    <text:p text:style-name="P8">rule: You may not use data derived from outside your program to affect something else outside your program at least, not by accident.</text:p>
                  </text:list-item>
                  <text:list-item>
                    <text:p text:style-name="P8">all data that comes from external sources is <text:span text:style-name="T13">tainted</text:span></text:p>
                  </text:list-item>
                </text:list>
              </text:list-item>
            </text:list>
          </draw:text-box>
        </draw:frame>
        <draw:custom-shape draw:style-name="gr12" draw:text-style-name="P16" draw:layer="layout" svg:width="22.502cm" svg:height="1.5cm" svg:x="1.449cm" svg:y="15.2cm">
          <text:p text:style-name="P15"><text:span text:style-name="T9">#!/usr/bin/perl -wT # Taint mode is enabled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1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8" draw:layer="layout" svg:width="17.599cm" svg:height="3.273cm" svg:x="7.099cm" svg:y="-0.175cm" presentation:class="title">
          <draw:text-box>
            <text:p text:style-name="P8">Security notes</text:p>
          </draw:text-box>
        </draw:frame>
        <draw:frame presentation:style-name="pr6" draw:text-style-name="P2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Tainted <text:s/>data will be considered unsuitable for certain operations:</text:p>
                <text:list>
                  <text:list-item>
                    <text:p text:style-name="P21"><text:span text:style-name="T11">Executing system commands</text:span></text:p>
                  </text:list-item>
                  <text:list-item>
                    <text:p text:style-name="P21"><text:span text:style-name="T11">Modifying ﬁles</text:span></text:p>
                  </text:list-item>
                  <text:list-item>
                    <text:p text:style-name="P21"><text:span text:style-name="T11">Modifying directories</text:span></text:p>
                  </text:list-item>
                  <text:list-item>
                    <text:p text:style-name="P21"><text:span text:style-name="T11">Modifying processes</text:span></text:p>
                  </text:list-item>
                  <text:list-item>
                    <text:p text:style-name="P21"><text:span text:style-name="T11">Invoking any shell</text:span></text:p>
                  </text:list-item>
                  <text:list-item>
                    <text:p text:style-name="P21"><text:span text:style-name="T11">Performing a match in a regular expression using the (?{ ... }) construct</text:span></text:p>
                  </text:list-item>
                  <text:list-item>
                    <text:p text:style-name="P21"><text:span text:style-name="T11">Executing code using string eval</text:span></text:p>
                  </text:list-item>
                </text:list>
              </text:list-item>
            </text:list>
          </draw:text-box>
        </draw:frame>
        <draw:custom-shape draw:style-name="gr12" draw:text-style-name="P16" draw:layer="layout" svg:width="22.502cm" svg:height="1.5cm" svg:x="1.449cm" svg:y="16.7cm">
          <text:p text:style-name="P15"><text:span text:style-name="T9">#!/usr/bin/perl -wT # Taint mode is enabled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2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По_20_подразбиране" presentation:presentation-page-layout-name="AL2T1">
        <office:forms form:automatic-focus="false" form:apply-design-mode="false"/>
        <draw:frame presentation:style-name="pr5" draw:text-style-name="P24" draw:layer="layout" svg:width="17.599cm" svg:height="3.273cm" svg:x="7.099cm" svg:y="-0.175cm" presentation:class="title">
          <draw:text-box>
            <text:p text:style-name="P8"><text:span text:style-name="T14">System Programming and Administration</text:span>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8">Ressources</text:p>
                <text:list>
                  <text:list-item>
                    <text:p text:style-name="P8"><text:span text:style-name="T8">perldoc perlrun</text:span></text:p>
                  </text:list-item>
                  <text:list-item>
                    <text:p text:style-name="P8"><text:span text:style-name="T8">perldoc perlsec</text:span></text:p>
                  </text:list-item>
                  <text:list-item>
                    <text:p text:style-name="P8"><text:span text:style-name="T8">http://perltraining.com.au/notes/sysadmin.pdf</text:span></text:p>
                  </text:list-item>
                  <text:list-item>
                    <text:p text:style-name="P8"><text:span text:style-name="T8">http://perltraining.com.au/notes/perlsec.pdf</text:span></text:p>
                  </text:list-item>
                  <text:list-item>
                    <text:p text:style-name="P8"><text:span text:style-name="T8">etc..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3" presentation:class="page"/>
          <draw:frame presentation:style-name="pr7" draw:text-style-name="P8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5" draw:layer="layout" svg:width="17.603cm" svg:height="2.948cm" svg:x="7.099cm" svg:y="-0.013cm" presentation:class="title" presentation:user-transformed="true">
          <draw:text-box>
            <text:p text:style-name="P8"><text:span text:style-name="T14">System Programming and Administration</text:span></text:p>
          </draw:text-box>
        </draw:frame>
        <draw:frame presentation:style-name="pr8" draw:text-style-name="P27" draw:layer="layout" svg:width="12.801cm" svg:height="3.405cm" svg:x="6.499cm" svg:y="7.523cm" presentation:class="outline" presentation:user-transformed="true">
          <draw:text-box>
            <text:p text:style-name="P26"><text:span text:style-name="T15">Questions?</text:span></text:p>
          </draw:text-box>
        </draw:frame>
        <presentation:notes draw:style-name="dp5">
          <draw:page-thumbnail draw:layer="layout" svg:width="14.213cm" svg:height="10.659cm" svg:x="2.756cm" svg:y="2.134cm" draw:page-number="24"/>
          <draw:frame presentation:style-name="pr2" draw:text-style-name="P8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3200000025857E035C2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 style:parent-style-name="Normal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_3f__3f__20__3f__3f__3f__3f__3f__3f__3f__3f__3f__3f__3f__3f_" style:display-name="?? ???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" style:display-name="????? ??? 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" style:display-name="????? 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20__3f__3f__3f__20__3f__3f__3f__3f__3f__3f__3f__3f__3f_" style:display-name="????? 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" style:display-name="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20__3f__3f__3f__3f__3f__2c__20__3f__3f__3f__3f__3f__3f__3f__3f__3f__3f__20__3f__3f__3f__3f__3f__3f__3f__3f__3f_" style:display-name="??????? ?????, ?????????? ?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20__3f__3f__20__3f__3f__3f__3f__3f__3f__20__3f__3f__3f_" style:display-name="?????? ?? ?????? ???" style:family="graphic">
      <style:paragraph-properties fo:margin-left="0cm" fo:margin-right="0cm" fo:margin-top="0cm" fo:margin-bottom="0cm" fo:line-height="103%" fo:text-align="start" fo:text-indent="1.058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1" style:display-name="????????1" style:family="graphic">
      <style:paragraph-properties fo:margin-left="0cm" fo:margin-right="0cm" fo:margin-top="0cm" fo:margin-bottom="0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2" style:display-name="????????2" style:family="graphic">
      <style:paragraph-properties fo:margin-left="0cm" fo:margin-right="0.351cm" fo:margin-top="0.178cm" fo:margin-bottom="0.178cm" fo:line-height="103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/>
    </style:style>
    <style:style style:name="_3f__3f__20__3f__3f__3f__3f__3f__3f__3f__3f__3f__3f__3f__3f__7e_LT_7e_Gliederung_20_1" style:display-name="?? ????????????~LT~Gliederung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20__3f__3f__3f__3f__3f__3f__3f__3f__3f__3f__3f__3f__7e_LT_7e_Gliederung_20_2" style:display-name="?? ????????????~LT~Gliederung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20__3f__3f__3f__3f__3f__3f__3f__3f__3f__3f__3f__3f__7e_LT_7e_Gliederung_20_3" style:display-name="?? ????????????~LT~Gliederung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Gliederung_20_4" style:display-name="?? ????????????~LT~Gliederung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20__3f__3f__3f__3f__3f__3f__3f__3f__3f__3f__3f__3f__7e_LT_7e_Gliederung_20_5" style:display-name="?? ????????????~LT~Gliederung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6" style:display-name="?? ????????????~LT~Gliederung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7" style:display-name="?? ????????????~LT~Gliederung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8" style:display-name="?? ????????????~LT~Gliederung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Gliederung_20_9" style:display-name="?? ????????????~LT~Gliederung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20__3f__3f__3f__3f__3f__3f__3f__3f__3f__3f__3f__3f__7e_LT_7e_Titel" style:display-name="?? ????????????~LT~Titel" style:family="graphic">
      <style:paragraph-properties fo:margin-left="0cm" fo:margin-right="0cm" fo:margin-top="0cm" fo:margin-bottom="0cm" fo:line-height="8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40pt" fo:font-style="normal" fo:text-shadow="1pt 1pt" style:text-underline-style="none" fo:font-weight="bold" style:font-family-asian="'Arial Unicode MS'" style:font-family-generic-asian="swiss" style:font-pitch-asian="variable" style:font-size-asian="40pt" style:font-style-asian="normal" style:font-weight-asian="bold" style:font-family-complex="'Arial Unicode MS'" style:font-family-generic-complex="swiss" style:font-pitch-complex="variable" style:font-size-complex="40pt" style:font-style-complex="normal" style:font-weight-complex="bold" style:text-emphasize="none"/>
    </style:style>
    <style:style style:name="_3f__3f__20__3f__3f__3f__3f__3f__3f__3f__3f__3f__3f__3f__3f__7e_LT_7e_Untertitel" style:display-name="?? ????????????~LT~Untertitel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20__3f__3f__3f__3f__3f__3f__3f__3f__3f__3f__3f__3f__7e_LT_7e_Notizen" style:display-name="?? ????????????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20__3f__3f__3f__3f__3f__3f__3f__3f__3f__3f__3f__3f__7e_LT_7e_Hintergrundobjekte" style:display-name="?? ????????????~LT~Hintergrundobjekte" style:family="graphic">
      <style:paragraph-properties fo:margin-left="0cm" fo:margin-right="0cm" fo:margin-top="0cm" fo:margin-bottom="0cm" fo:line-height="103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line-through-style="none" fo:font-family="'Arial Unicode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/>
    </style:style>
    <style:style style:name="_3f__3f__20__3f__3f__3f__3f__3f__3f__3f__3f__3f__3f__3f__3f__7e_LT_7e_Hintergrund" style:display-name="?? ????????????~LT~Hintergrund" style:family="graphic">
      <style:paragraph-properties fo:text-align="center" style:text-autospace="none"/>
    </style:style>
    <style:style style:name="_3f__3f__3f__3f__3f__3f__3f__3f__3f__3f__3f_" style:display-name="???????????" style:family="graphic">
      <style:paragraph-properties fo:margin-left="0cm" fo:margin-right="0cm" fo:margin-top="0.868cm" fo:margin-bottom="0cm" fo:line-height="98%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3f__3f__20__3f__3f__3f__3f__3f__3f_" style:display-name="?????? ??????" style:family="graphic">
      <style:paragraph-properties style:text-autospace="none"/>
      <style:text-properties style:letter-kerning="true"/>
    </style:style>
    <style:style style:name="_3f__3f__3f_" style:display-name="???" style:family="graphic">
      <style:paragraph-properties fo:text-align="center" style:text-autospace="none"/>
    </style:style>
    <style:style style:name="_3f__3f__3f__3f__3f__3f__3f_" style:display-name="???????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Lucidasans" style:font-family-generic="swiss" style:font-pitch="variable" fo:font-size="12pt" fo:font-style="normal" fo:text-shadow="none" style:text-underline-style="none" fo:font-weight="normal" style:letter-kerning="true" style:font-family-asian="Lucidasans" style:font-family-generic-asian="swiss" style:font-pitch-asian="variable" style:font-size-asian="12pt" style:font-style-asian="normal" style:font-weight-asian="normal" style:font-family-complex="Lucidasans" style:font-family-generic-complex="swiss" style:font-pitch-complex="variable" style:font-size-complex="12pt" style:font-style-complex="normal" style:font-weight-complex="normal" style:text-emphasize="none"/>
    </style:style>
    <style:style style:name="_3f__3f__3f__3f__20_1" style:display-name="???? 1" style:family="graphic">
      <style:paragraph-properties fo:margin-left="1.67cm" fo:margin-right="0cm" fo:margin-top="0.995cm" fo:margin-bottom="0cm" fo:line-height="98%" fo:text-align="start" fo:text-indent="0cm" style:text-autospace="none">
        <style:tab-stops>
          <style:tab-stop style:position="0.529cm"/>
          <style:tab-stop style:position="2.729cm"/>
          <style:tab-stop style:position="4.932cm"/>
          <style:tab-stop style:position="7.131cm"/>
          <style:tab-stop style:position="9.335cm"/>
          <style:tab-stop style:position="11.534cm"/>
          <style:tab-stop style:position="13.737cm"/>
          <style:tab-stop style:position="15.937cm"/>
          <style:tab-stop style:position="18.138cm"/>
          <style:tab-stop style:position="20.339cm"/>
          <style:tab-stop style:position="22.541cm"/>
          <style:tab-stop style:position="24.74cm"/>
          <style:tab-stop style:position="26.943cm"/>
          <style:tab-stop style:position="29.143cm"/>
          <style:tab-stop style:position="31.346cm"/>
          <style:tab-stop style:position="33.546cm"/>
          <style:tab-stop style:position="35.749cm"/>
          <style:tab-stop style:position="37.948cm"/>
          <style:tab-stop style:position="40.148cm"/>
          <style:tab-stop style:position="42.351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2pt" fo:font-style="normal" fo:text-shadow="1pt 1pt" style:text-underline-style="none" fo:font-weight="bold" style:letter-kerning="true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/>
    </style:style>
    <style:style style:name="_3f__3f__3f__3f__20_2" style:display-name="???? 2" style:family="graphic">
      <style:paragraph-properties fo:margin-left="3.63cm" fo:margin-right="0cm" fo:margin-top="0.933cm" fo:margin-bottom="0cm" fo:line-height="98%" fo:text-align="start" fo:text-indent="0cm" style:text-autospace="none">
        <style:tab-stops>
          <style:tab-stop style:position="0.769cm"/>
          <style:tab-stop style:position="2.972cm"/>
          <style:tab-stop style:position="5.172cm"/>
          <style:tab-stop style:position="7.373cm"/>
          <style:tab-stop style:position="9.573cm"/>
          <style:tab-stop style:position="11.776cm"/>
          <style:tab-stop style:position="13.975cm"/>
          <style:tab-stop style:position="16.178cm"/>
          <style:tab-stop style:position="18.378cm"/>
          <style:tab-stop style:position="20.581cm"/>
          <style:tab-stop style:position="22.781cm"/>
          <style:tab-stop style:position="24.984cm"/>
          <style:tab-stop style:position="27.183cm"/>
          <style:tab-stop style:position="29.383cm"/>
          <style:tab-stop style:position="31.586cm"/>
          <style:tab-stop style:position="33.789cm"/>
          <style:tab-stop style:position="35.989cm"/>
          <style:tab-stop style:position="38.192cm"/>
          <style:tab-stop style:position="40.391cm"/>
          <style:tab-stop style:position="42.59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30pt" fo:font-style="normal" fo:text-shadow="1pt 1pt" style:text-underline-style="none" fo:font-weight="bold" style:letter-kerning="true" style:font-family-asian="'Arial Unicode MS'" style:font-family-generic-asian="swiss" style:font-pitch-asian="variable" style:font-size-asian="30pt" style:font-style-asian="normal" style:font-weight-asian="bold" style:font-family-complex="'Arial Unicode MS'" style:font-family-generic-complex="swiss" style:font-pitch-complex="variable" style:font-size-complex="30pt" style:font-style-complex="normal" style:font-weight-complex="bold" style:text-emphasize="none"/>
    </style:style>
    <style:style style:name="_3f__3f__3f__3f__20_3" style:display-name="???? 3" style:family="graphic">
      <style:paragraph-properties fo:margin-left="5.6cm" fo:margin-right="0cm" fo:margin-top="0.868cm" fo:margin-bottom="0cm" fo:line-height="98%" fo:text-align="start" fo:text-indent="0cm" style:text-autospace="none">
        <style:tab-stops>
          <style:tab-stop style:position="1.002cm"/>
          <style:tab-stop style:position="3.205cm"/>
          <style:tab-stop style:position="5.405cm"/>
          <style:tab-stop style:position="7.608cm"/>
          <style:tab-stop style:position="9.807cm"/>
          <style:tab-stop style:position="12.01cm"/>
          <style:tab-stop style:position="14.21cm"/>
          <style:tab-stop style:position="16.413cm"/>
          <style:tab-stop style:position="18.613cm"/>
          <style:tab-stop style:position="20.814cm"/>
          <style:tab-stop style:position="23.013cm"/>
          <style:tab-stop style:position="25.217cm"/>
          <style:tab-stop style:position="27.416cm"/>
          <style:tab-stop style:position="29.619cm"/>
          <style:tab-stop style:position="31.819cm"/>
          <style:tab-stop style:position="34.022cm"/>
          <style:tab-stop style:position="36.221cm"/>
          <style:tab-stop style:position="38.425cm"/>
          <style:tab-stop style:position="40.624cm"/>
          <style:tab-stop style:position="42.824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/>
    </style:style>
    <style:style style:name="_3f__3f__3f__3f__20_4" style:display-name="???? 4" style:family="graphic">
      <style:paragraph-properties fo:margin-left="7.84cm" fo:margin-right="0cm" fo:margin-top="0.81cm" fo:margin-bottom="0cm" fo:line-height="98%" fo:text-align="start" fo:text-indent="0cm" style:text-autospace="none">
        <style:tab-stops>
          <style:tab-stop style:position="0.965cm"/>
          <style:tab-stop style:position="3.164cm"/>
          <style:tab-stop style:position="5.368cm"/>
          <style:tab-stop style:position="7.567cm"/>
          <style:tab-stop style:position="9.77cm"/>
          <style:tab-stop style:position="11.97cm"/>
          <style:tab-stop style:position="14.173cm"/>
          <style:tab-stop style:position="16.372cm"/>
          <style:tab-stop style:position="18.574cm"/>
          <style:tab-stop style:position="20.773cm"/>
          <style:tab-stop style:position="22.976cm"/>
          <style:tab-stop style:position="25.176cm"/>
          <style:tab-stop style:position="27.379cm"/>
          <style:tab-stop style:position="29.579cm"/>
          <style:tab-stop style:position="31.782cm"/>
          <style:tab-stop style:position="33.981cm"/>
          <style:tab-stop style:position="36.184cm"/>
          <style:tab-stop style:position="38.384cm"/>
          <style:tab-stop style:position="40.584cm"/>
          <style:tab-stop style:position="42.787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6pt" fo:font-style="normal" fo:text-shadow="1pt 1pt" style:text-underline-style="none" fo:font-weight="bold" style:letter-kerning="true" style:font-family-asian="'Arial Unicode MS'" style:font-family-generic-asian="swiss" style:font-pitch-asian="variable" style:font-size-asian="26pt" style:font-style-asian="normal" style:font-weight-asian="bold" style:font-family-complex="'Arial Unicode MS'" style:font-family-generic-complex="swiss" style:font-pitch-complex="variable" style:font-size-complex="26pt" style:font-style-complex="normal" style:font-weight-complex="bold" style:text-emphasize="none"/>
    </style:style>
    <style:style style:name="_3f__3f__3f__3f__20_5" style:display-name="???? 5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6" style:display-name="???? 6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7" style:display-name="???? 7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8" style:display-name="???? 8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_3f__3f__3f__3f__20_9" style:display-name="???? 9" style:family="graphic">
      <style:paragraph-properties fo:margin-left="10.081cm" fo:margin-right="0cm" fo:margin-top="0.746cm" fo:margin-bottom="0cm" fo:line-height="98%" fo:text-align="start" fo:text-indent="0cm" style:text-autospace="none">
        <style:tab-stops>
          <style:tab-stop style:position="0.924cm"/>
          <style:tab-stop style:position="3.127cm"/>
          <style:tab-stop style:position="5.327cm"/>
          <style:tab-stop style:position="7.53cm"/>
          <style:tab-stop style:position="9.73cm"/>
          <style:tab-stop style:position="11.933cm"/>
          <style:tab-stop style:position="14.132cm"/>
          <style:tab-stop style:position="16.334cm"/>
          <style:tab-stop style:position="18.533cm"/>
          <style:tab-stop style:position="20.736cm"/>
          <style:tab-stop style:position="22.936cm"/>
          <style:tab-stop style:position="25.139cm"/>
          <style:tab-stop style:position="27.339cm"/>
          <style:tab-stop style:position="29.542cm"/>
          <style:tab-stop style:position="31.741cm"/>
          <style:tab-stop style:position="33.944cm"/>
          <style:tab-stop style:position="36.144cm"/>
          <style:tab-stop style:position="38.343cm"/>
          <style:tab-stop style:position="40.547cm"/>
          <style:tab-stop style:position="42.75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24pt" fo:font-style="normal" fo:text-shadow="1pt 1pt" style:text-underline-style="none" fo:font-weight="bold" style:letter-kerning="true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/>
    </style:style>
    <style:style style:name="WW8Num1z0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none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line-break="strict" style:writing-mode="lr-tb"/>
    </style:style>
    <style:style style:name="MP8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  <draw:page-thumbnail draw:layer="backgroundobjects" svg:width="5.239cm" svg:height="3.929cm" svg:x="1cm" svg:y="4.054cm"/>
      <draw:page-thumbnail draw:layer="backgroundobjects" svg:width="5.239cm" svg:height="3.929cm" svg:x="1cm" svg:y="12.25cm"/>
      <draw:page-thumbnail draw:layer="backgroundobjects" svg:width="5.239cm" svg:height="3.929cm" svg:x="1cm" svg:y="20.446cm"/>
      <draw:page-thumbnail draw:layer="backgroundobjects" svg:width="5.239cm" svg:height="3.929cm" svg:x="7.24cm" svg:y="4.054cm"/>
      <draw:page-thumbnail draw:layer="backgroundobjects" svg:width="5.239cm" svg:height="3.929cm" svg:x="7.24cm" svg:y="12.25cm"/>
      <draw:page-thumbnail draw:layer="backgroundobjects" svg:width="5.239cm" svg:height="3.929cm" svg:x="7.24cm" svg:y="20.446cm"/>
      <draw:page-thumbnail draw:layer="backgroundobjects" svg:width="5.239cm" svg:height="3.929cm" svg:x="13.48cm" svg:y="4.054cm"/>
      <draw:page-thumbnail draw:layer="backgroundobjects" svg:width="5.239cm" svg:height="3.929cm" svg:x="13.48cm" svg:y="12.25cm"/>
      <draw:page-thumbnail draw:layer="backgroundobjects" svg:width="5.239cm" svg:height="3.929cm" svg:x="13.48cm" svg:y="20.446cm"/>
    </style:handout-master>
    <style:master-page style:name="По_20_подразбиране" style:display-name="По подразбиране" style:page-layout-name="PM1" draw:style-name="Mdp1">
      <office:forms form:automatic-focus="false" form:apply-design-mode="false"/>
      <draw:frame presentation:style-name="По_20_подразбиране-outline1" draw:layer="backgroundobjects" svg:width="23.596cm" svg:height="11.343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2cm" svg:y="0.2cm">
        <draw:image xlink:href="Pictures/100002010000006B000000358834D150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office:forms form:automatic-focus="false" form:apply-design-mode="false"/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343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6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8" draw:layer="backgroundobjects" svg:width="8.542cm" svg:height="1.417cm" svg:x="11.174cm" svg:y="0cm" presentation:class="date-time">
          <draw:text-box>
            <text:p text:style-name="MP7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6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8" draw:layer="backgroundobjects" svg:width="8.542cm" svg:height="1.416cm" svg:x="11.174cm" svg:y="27.008cm" presentation:class="page-number">
          <draw:text-box>
            <text:p text:style-name="MP7"><text:span text:style-name="MT2"><text:page-number>&lt;число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1-19T20:45:34</meta:creation-date>
    <dc:creator>Berov </dc:creator>
    <dc:date>2012-10-01T02:01:57</dc:date>
    <meta:editing-cycles>239</meta:editing-cycles>
    <meta:editing-duration>P1DT10H56M34S</meta:editing-duration>
    <meta:document-statistic meta:object-count="145"/>
    <meta:user-defined meta:name="Info 1"/>
    <meta:user-defined meta:name="Info 2"/>
    <meta:user-defined meta:name="Info 3"/>
    <meta:user-defined meta:name="Info 4"/>
  </office:meta>
</office:document-meta>
</file>